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acad5" officeooo:paragraph-rsid="000acad5" style:font-weight-asian="bold" style:font-weight-complex="bold"/>
    </style:style>
    <style:style style:name="P3" style:family="paragraph" style:parent-style-name="Standard">
      <style:text-properties officeooo:rsid="0008d9c7" officeooo:paragraph-rsid="0008d9c7"/>
    </style:style>
    <style:style style:name="P4" style:family="paragraph" style:parent-style-name="Standard">
      <style:text-properties fo:font-weight="normal" officeooo:rsid="000acad5" officeooo:paragraph-rsid="000acad5" style:font-weight-asian="normal" style:font-weight-complex="normal"/>
    </style:style>
    <style:style style:name="P5" style:family="paragraph" style:parent-style-name="Standard">
      <style:text-properties fo:font-weight="normal" officeooo:rsid="000acad5" officeooo:paragraph-rsid="000acad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d9c7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Prueba de números</text:p>
      <text:p text:style-name="Standard"/>
      <text:p text:style-name="Standard">a=int(2)</text:p>
      <text:p text:style-name="Standard">a='4'</text:p>
      <text:p text:style-name="Standard">b=3</text:p>
      <text:p text:style-name="Standard">print (b*a)</text:p>
      <text:p text:style-name="Standard">'''</text:p>
      <text:p text:style-name="Standard"/>
      <text:p text:style-name="Standard">'<text:span text:style-name="T2">''</text:span><text:span text:style-name="T1">Operadores</text:span></text:p>
      <text:p text:style-name="Standard">+</text:p>
      <text:p text:style-name="Standard">-</text:p>
      <text:p text:style-name="Standard">- negacion numerica</text:p>
      <text:p text:style-name="Standard">*</text:p>
      <text:p text:style-name="Standard">** exponente</text:p>
      <text:p text:style-name="Standard">/</text:p>
      <text:p text:style-name="Standard">// division entera</text:p>
      <text:p text:style-name="Standard">% modulo o resto</text:p>
      <text:p text:style-name="Standard"/>
      <text:p text:style-name="Standard">&amp;</text:p>
      <text:p text:style-name="Standard">|</text:p>
      <text:p text:style-name="Standard">^ xor</text:p>
      <text:p text:style-name="Standard">~ not</text:p>
      <text:p text:style-name="Standard">&lt;&lt; desplazamiento a la izquierda</text:p>
      <text:p text:style-name="Standard">&gt;&gt; desplazamiento a la derecha</text:p>
      <text:p text:style-name="Standard"/>
      <text:p text:style-name="Standard">dir =128^255</text:p>
      <text:p text:style-name="Standard">print(dir)</text:p>
      <text:p text:style-name="Standard"/>
      <text:p text:style-name="Standard">division=128&lt;&lt;2</text:p>
      <text:p text:style-name="Standard">print(division)</text:p>
      <text:p text:style-name="Standard"/>
      <text:p text:style-name="Standard">'''</text:p>
      <text:p text:style-name="Standard"/>
      <text:p text:style-name="Standard">'''</text:p>
      <text:p text:style-name="P1">Una lista es una coleccion ordenada de elementos</text:p>
      <text:p text:style-name="Standard"/>
      <text:p text:style-name="Standard">lista=[1,2,3,4,5]</text:p>
      <text:p text:style-name="Standard">print(lista[3])</text:p>
      <text:p text:style-name="Standard"/>
      <text:p text:style-name="Standard">lista=[[1,2,3,4],</text:p>
      <text:p text:style-name="Standard"><text:s text:c="4"/>[4,5,7,8],</text:p>
      <text:p text:style-name="Standard"><text:s text:c="4"/>[9,10,11,12]]</text:p>
      <text:p text:style-name="Standard"/>
      <text:p text:style-name="Standard">print(lista[1][2])</text:p>
      <text:p text:style-name="Standard"/>
      <text:p text:style-name="Standard">lista2=[1,2.0,"Hola que tal",[3+7j,23]]</text:p>
      <text:p text:style-name="Standard">print(lista2[3][0])</text:p>
      <text:p text:style-name="Standard"/>
      <text:p text:style-name="Standard">l=list() <text:s/>-&gt; Lista vacia</text:p>
      <text:p text:style-name="Standard"/>
      <text:p text:style-name="Standard">lista2=[1,2.0,"Hola que tal",[3+7j,23],22,33,44,55]</text:p>
      <text:p text:style-name="Standard">print(lista2[0:8])</text:p>
      <text:p text:style-name="Standard"><text:soft-page-break/></text:p>
      <text:p text:style-name="Standard">lista2[0:3]=['UN','DOS','TRES','CUATRO']</text:p>
      <text:p text:style-name="Standard">print(lista2)</text:p>
      <text:p text:style-name="Standard"/>
      <text:p text:style-name="P1">Tuplas -&gt; Son como las listas pero ordenadas y finitas, es decir, no se puede expandir su espacio. <text:span text:style-name="T3">Para diferenciarlo se pone una coma al final</text:span></text:p>
      <text:p text:style-name="Standard"/>
      <text:p text:style-name="Standard">t=(1,2,3,4,5,2.0,"hola",4+5j)</text:p>
      <text:p text:style-name="Standard">print(t[2])</text:p>
      <text:p text:style-name="Standard"/>
      <text:p text:style-name="Standard">listaUn=["un"]</text:p>
      <text:p text:style-name="Standard">tuplaUn=("un",) → <text:span text:style-name="T3">lo diferencia de esta manera de un Str</text:span></text:p>
      <text:p text:style-name="Standard">print(type(listaUn))</text:p>
      <text:p text:style-name="Standard">print(type(tuplaUn))</text:p>
      <text:p text:style-name="Standard">print(tuplaUn[0])</text:p>
      <text:p text:style-name="Standard"/>
      <text:p text:style-name="P3">Para usar el constructor “tuple”, solo debe darse un argumento, el cual puede ser una lista que abarca mas elementos dentro</text:p>
      <text:p text:style-name="P3"/>
      <text:p text:style-name="P3">t2=tuple(["uno","dos"])</text:p>
      <text:p text:style-name="P3">print(type(t2))</text:p>
      <text:p text:style-name="P3">print(t2)</text:p>
      <text:p text:style-name="P3"/>
      <text:p text:style-name="P2">Diccionario → Capaz de <text:s/>asignarle indicadores a valores determinados por el usuario</text:p>
      <text:p text:style-name="P2"/>
      <text:p text:style-name="P4">diccionario={</text:p>
      <text:p text:style-name="P4">1: "Uno",</text:p>
      <text:p text:style-name="P4">2: "Dos",</text:p>
      <text:p text:style-name="P4">3: "Tres",</text:p>
      <text:p text:style-name="P4">4: "Cuatro"</text:p>
      <text:p text:style-name="P4">}</text:p>
      <text:p text:style-name="P4"/>
      <text:p text:style-name="P4">print(diccionario[3])</text:p>
      <text:p text:style-name="P4"/>
      <text:p text:style-name="P4">diccionario[3]=0b000011</text:p>
      <text:p text:style-name="P4">print(diccionario[3])</text:p>
      <text:p text:style-name="P4"/>
      <text:p text:style-name="P4"># CONDICIONALES</text:p>
      <text:p text:style-name="P4"/>
      <text:p text:style-name="P4">variable=2</text:p>
      <text:p text:style-name="P4"/>
      <text:p text:style-name="P4">#if variable==3:</text:p>
      <text:p text:style-name="P4">#El bloque de codigo se marca con ':'</text:p>
      <text:p text:style-name="P4">#Se tabula el codigo con espacios</text:p>
      <text:p text:style-name="P4">#El numero de espacios es libre, pero siempre lo mismo dentro del bloque de codigo</text:p>
      <text:p text:style-name="P4"><text:s text:c="3"/># print("La variable tiene el valor adecuado")</text:p>
      <text:p text:style-name="P4"><text:s text:c="3"/># print("sigo dentro de la condicion")</text:p>
      <text:p text:style-name="P4">#print("Estoy fuera de la condicion")</text:p>
      <text:p text:style-name="P4"/>
      <text:p text:style-name="P4">#else:</text:p>
      <text:p text:style-name="P4"><text:s/># <text:s text:c="2"/>print("La variable no es correcta")</text:p>
      <text:p text:style-name="P4"/>
      <text:p text:style-name="P4"><text:soft-page-break/></text:p>
      <text:p text:style-name="P4"/>
      <text:p text:style-name="P4">"""</text:p>
      <text:p text:style-name="P4">if variable==3:</text:p>
      <text:p text:style-name="P4"><text:s text:c="4"/>print("La variable vale 3")</text:p>
      <text:p text:style-name="P4">elif variable==6:</text:p>
      <text:p text:style-name="P4"><text:s text:c="4"/>print("La variable vale 3")</text:p>
      <text:p text:style-name="P4">else:</text:p>
      <text:p text:style-name="P4"><text:s text:c="4"/>print("La variable no vale ni 3 ni 6")</text:p>
      <text:p text:style-name="P4"/>
      <text:p text:style-name="P4"># var=(variable%2)? "par"?:"impar"</text:p>
      <text:p text:style-name="P4"/>
      <text:p text:style-name="P4">var="par" if(variable%2==0) else "impar"</text:p>
      <text:p text:style-name="P4">print(var)</text:p>
      <text:p text:style-name="P4"/>
      <text:p text:style-name="P4">while variable&lt;20:</text:p>
      <text:p text:style-name="P4"><text:s text:c="4"/>variable=variable+1</text:p>
      <text:p text:style-name="P4"><text:s text:c="4"/>print("El valor es: "+str(variable))</text:p>
      <text:p text:style-name="P4"><text:s text:c="4"/>if variable==16:</text:p>
      <text:p text:style-name="P4"><text:s text:c="8"/>break</text:p>
      <text:p text:style-name="P4"><text:s text:c="4"/>else:</text:p>
      <text:p text:style-name="P4"><text:s text:c="8"/>print("Sigo en bucle")</text:p>
      <text:p text:style-name="P4">"""</text:p>
      <text:p text:style-name="P4"/>
      <text:p text:style-name="P4"/>
      <text:p text:style-name="P4">numeros=[1,2,3,4,5]</text:p>
      <text:p text:style-name="P4">suma=0</text:p>
      <text:p text:style-name="P4">for numero in numeros:</text:p>
      <text:p text:style-name="P4"><text:s text:c="4"/>print(numero)</text:p>
      <text:p text:style-name="P4"><text:s text:c="4"/>suma+=numero</text:p>
      <text:p text:style-name="P4"><text:s text:c="4"/>print("suma parcial: ", suma)</text:p>
      <text:p text:style-name="P4">print(suma,"\n")</text:p>
      <text:p text:style-name="P4"/>
      <text:p text:style-name="P4"># for (int i, i&lt;20,i++)</text:p>
      <text:p text:style-name="P4"/>
      <text:p text:style-name="P4">for i in range(5,17,3):</text:p>
      <text:p text:style-name="P4"><text:s text:c="4"/>print(i)</text:p>
      <text:p text:style-name="P4"/>
      <text:p text:style-name="P4">numeros=("cero","un","dos","tres")</text:p>
      <text:p text:style-name="P4">for i in range(len(numeros)):</text:p>
      <text:p text:style-name="P4"><text:s text:c="4"/>print(numeros[i])</text:p>
      <text:p text:style-name="P4"/>
      <text:p text:style-name="P4">for i,num in enumerate(numeros): #devuelve una tupla enumerando el elemento por un lado y por otro el valor de dicha posicion</text:p>
      <text:p text:style-name="P4"><text:s text:c="4"/>#print(i) de solo tener declarado "i" en el for</text:p>
      <text:p text:style-name="P4"><text:s text:c="4"/>print(i, numeros[i])</text:p>
      <text:p text:style-name="P4"><text:s text:c="4"/>#o mejor de esta manera</text:p>
      <text:p text:style-name="P4"><text:s text:c="4"/>print(i,num)</text:p>
      <text:p text:style-name="P4"/>
      <text:p text:style-name="P4"/>
      <text:p text:style-name="P4"/>
      <text:p text:style-name="P4"/>
      <text:p text:style-name="P4"><text:soft-page-break/># FUNCIONES</text:p>
      <text:p text:style-name="P4"/>
      <text:p text:style-name="P4">def nome_da_funcion(parametro1,parametro2):</text:p>
      <text:p text:style-name="P4"/>
      <text:p text:style-name="P4"><text:s text:c="4"/>'''</text:p>
      <text:p text:style-name="P4"/>
      <text:p text:style-name="P4"><text:s text:c="4"/>Función de ejemplo para mostrar como se escriben las funciones.</text:p>
      <text:p text:style-name="P4"/>
      <text:p text:style-name="P4"><text:s text:c="4"/>La función hace una suma, si es numero, del parametro 1 y 2.</text:p>
      <text:p text:style-name="P4"><text:s text:c="4"/>Si es una cadena, hace una concatenación.</text:p>
      <text:p text:style-name="P4"/>
      <text:p text:style-name="P4"><text:s text:c="4"/>:param parametro1:</text:p>
      <text:p text:style-name="P4"><text:s text:c="4"/>:param parametro2:</text:p>
      <text:p text:style-name="P4"><text:s text:c="4"/>:return:</text:p>
      <text:p text:style-name="P4"><text:s text:c="4"/>'''</text:p>
      <text:p text:style-name="P4"/>
      <text:p text:style-name="P4"><text:s text:c="4"/>print(parametro1)</text:p>
      <text:p text:style-name="P4"><text:s text:c="4"/>return (parametro1+parametro2)</text:p>
      <text:p text:style-name="P4"/>
      <text:p text:style-name="P4">print(nome_da_funcion(1,2))</text:p>
      <text:p text:style-name="P4">print(nome_da_funcion("Hola ","que tal"))</text:p>
      <text:p text:style-name="P4"/>
      <text:p text:style-name="P4">print(nome_da_funcion(parametro2=" que tal",parametro1="Hola")) #independiente del orden, a diferencia de java, si le especificamos el valor, no tiene problema en darle un valor</text:p>
      <text:p text:style-name="P4"/>
      <text:p text:style-name="P4"/>
      <text:p text:style-name="P4"/>
      <text:p text:style-name="P4">#Podemos darle un valor por defecto comop arametro y multiplicara N veces la cadena dada en otro parametro sin necesidad de darle mas informacion a la funcion</text:p>
      <text:p text:style-name="P4">def repetir(cadena,veces=2):</text:p>
      <text:p text:style-name="P4"><text:s text:c="4"/>print(cadena*veces)</text:p>
      <text:p text:style-name="P4"/>
      <text:p text:style-name="P4">repetir("Hola ",5)</text:p>
      <text:p text:style-name="P4">repetir("Adios ")</text:p>
      <text:p text:style-name="P4"/>
      <text:p text:style-name="P4">#Tambien permite optimizar los parametro a la hora de hacer operaciones con numeros, y en caso de querer modificar solo un parametro, debemos indicar cual deseamos cambiar</text:p>
      <text:p text:style-name="P4">def volumenParalelogramo(lado1=1,lado2=1,altura=1):</text:p>
      <text:p text:style-name="P4"><text:s text:c="4"/>return lado1*lado2*altura</text:p>
      <text:p text:style-name="P4"/>
      <text:p text:style-name="P4">print(volumenParalelogramo())</text:p>
      <text:p text:style-name="P4">print(volumenParalelogramo(5))</text:p>
      <text:p text:style-name="P4">print(volumenParalelogramo(5,5))</text:p>
      <text:p text:style-name="P4">print(volumenParalelogramo(5,5,5))</text:p>
      <text:p text:style-name="P4">print(volumenParalelogramo(altura=5))</text:p>
      <text:p text:style-name="P4"/>
      <text:p text:style-name="P4">print("\n")</text:p>
      <text:p text:style-name="P4"/>
      <text:p text:style-name="P4">def sumaMuchosParametros(valor1,valor2,*otros): #esta funcion tendra dos parametros obligatorios como minimo, y con el asteriscos indicamos que puede tener ilimitados parametros posteriormente</text:p>
      <text:p text:style-name="P4"><text:s text:c="4"/>suma=valor1+valor2</text:p>
      <text:p text:style-name="P4"><text:s text:c="4"/>for valor in otros:</text:p>
      <text:p text:style-name="P4"><text:soft-page-break/><text:s text:c="8"/>suma+=valor</text:p>
      <text:p text:style-name="P4"><text:s text:c="4"/>print(suma)</text:p>
      <text:p text:style-name="P4"/>
      <text:p text:style-name="P4">sumaMuchosParametros(1,2,3,4,5)</text:p>
      <text:p text:style-name="P4"/>
      <text:p text:style-name="P4">def usuarioCOnDatosExtendidos(nome,dni,edade,**outros): #con doble astericos podemos asignar parametros ya de distintos tipos</text:p>
      <text:p text:style-name="P4"><text:s text:c="4"/>print("Nome: "+nome)</text:p>
      <text:p text:style-name="P4"><text:s text:c="4"/>print("DNI: "+dni)</text:p>
      <text:p text:style-name="P4"><text:s text:c="4"/>print("Edad: ", edade) #al poner la coma no habria problema en darle un valor tipo int</text:p>
      <text:p text:style-name="P4"><text:s text:c="4"/>for clave in outros.keys(): #diccionario.items() nos daria los valores</text:p>
      <text:p text:style-name="P4"><text:s text:c="8"/>print(clave+": ", outros[clave]) #de igual manera, la coma evita el error aceptando cualquier tipo de parametro</text:p>
      <text:p text:style-name="P4"/>
      <text:p text:style-name="P4">usuarioCOnDatosExtendidos("Gabriel","01122333D",33,Sexo="Varón",Vivo=True)</text:p>
      <text:p text:style-name="P4"/>
      <text:p text:style-name="P4">print("\n")</text:p>
      <text:p text:style-name="P4"/>
      <text:p text:style-name="P4">'''</text:p>
      <text:p text:style-name="P4">nos damos cuenta que python no trabaja por referencia, sino por valor (con sus excepciones),</text:p>
      <text:p text:style-name="P4"><text:s/>por lo que aunque la variable parezca ser la misma que fue declarada,</text:p>
      <text:p text:style-name="P4"><text:s text:c="2"/>lo que ocurre dentro de la funcion solo ocurre ahi dentro, </text:p>
      <text:p text:style-name="P4"><text:s text:c="2"/>independiente de que se llamen igual variables internas como las externas</text:p>
      <text:p text:style-name="P4">'''</text:p>
      <text:p text:style-name="P4"/>
      <text:p text:style-name="P4">var=5</text:p>
      <text:p text:style-name="P4">def funcion(valor):</text:p>
      <text:p text:style-name="P4"><text:s text:c="4"/>var=valor</text:p>
      <text:p text:style-name="P4"><text:s text:c="4"/>print(var)</text:p>
      <text:p text:style-name="P4"/>
      <text:p text:style-name="P4">funcion(9)</text:p>
      <text:p text:style-name="P4">print(var) #efectivamente: da 5 mientras que la funcion da 9</text:p>
      <text:p text:style-name="P4"/>
      <text:p text:style-name="P4">#######################################################################</text:p>
      <text:p text:style-name="P4"/>
      <text:p text:style-name="P4"># EJERCICIO 7.1</text:p>
      <text:p text:style-name="P4"/>
      <text:p text:style-name="P4">def ordenTupla(tupla):</text:p>
      <text:p text:style-name="P4"><text:s text:c="4"/>flag=True</text:p>
      <text:p text:style-name="P4"/>
      <text:p text:style-name="P4"><text:s text:c="4"/>for i in range(len(tupla)):</text:p>
      <text:p text:style-name="P4"><text:s text:c="8"/>if i==(len(tupla)-1):</text:p>
      <text:p text:style-name="P4"><text:s text:c="12"/>break</text:p>
      <text:p text:style-name="P4"><text:s text:c="8"/>else:</text:p>
      <text:p text:style-name="P4"><text:s text:c="12"/>flag= tupla[i]&lt;tupla[i+1]</text:p>
      <text:p text:style-name="P4"/>
      <text:p text:style-name="P4"><text:s text:c="8"/>if flag==True:</text:p>
      <text:p text:style-name="P4"><text:s text:c="12"/>continue</text:p>
      <text:p text:style-name="P4"><text:s text:c="8"/>else:</text:p>
      <text:p text:style-name="P4"><text:s text:c="12"/>break</text:p>
      <text:p text:style-name="P4"><text:s text:c="4"/>return flag</text:p>
      <text:p text:style-name="P4"/>
      <text:p text:style-name="P4"><text:soft-page-break/></text:p>
      <text:p text:style-name="P4">if ordenTupla((1,2,3,4))==True:</text:p>
      <text:p text:style-name="P4"><text:s text:c="4"/>print("La tupla esta ordenada")</text:p>
      <text:p text:style-name="P4">else:</text:p>
      <text:p text:style-name="P4"><text:s text:c="4"/>print("La tupla no esta ordenada")<text:span text:style-name="T4"/></text:p>
      <text:p text:style-name="P4"/>
      <text:p text:style-name="P4"/>
      <text:p text:style-name="P4"/>
      <text:p text:style-name="P4"># EJERCICIO 7.2<text:span text:style-name="T4"/></text:p>
      <text:p text:style-name="P4"/>
      <text:p text:style-name="P4">#primer apartado<text:span text:style-name="T4"/></text:p>
      <text:p text:style-name="P4"/>
      <text:p text:style-name="P4">def encajanFichas(f1,f2):<text:span text:style-name="T4"/></text:p>
      <text:p text:style-name="P4"/>
      <text:p text:style-name="P4"><text:s text:c="4"/>if f1[0]==f2[0] or f1[0]==f2[1]:<text:span text:style-name="T4"/></text:p>
      <text:p text:style-name="P4"><text:s text:c="8"/>return "Encajan"<text:span text:style-name="T4"/></text:p>
      <text:p text:style-name="P4"><text:s text:c="4"/>elif f1[1] == f2[0] or f1[1] == f2[1]:<text:span text:style-name="T4"/></text:p>
      <text:p text:style-name="P4"><text:s text:c="8"/>return "Encajan"<text:span text:style-name="T4"/></text:p>
      <text:p text:style-name="P4"><text:s text:c="4"/>else:<text:span text:style-name="T4"/></text:p>
      <text:p text:style-name="P4"><text:s text:c="8"/>return "No encajan"<text:span text:style-name="T4"/></text:p>
      <text:p text:style-name="P4"/>
      <text:p text:style-name="P4">print(encajanFichas((3,4),(5,4)))<text:span text:style-name="T4"/></text:p>
      <text:p text:style-name="P4"/>
      <text:p text:style-name="P4">#segundo apartado<text:span text:style-name="T4"/></text:p>
      <text:p text:style-name="P4"/>
      <text:p text:style-name="P4">def encajanFichas2(cadena):<text:span text:style-name="T4"/></text:p>
      <text:p text:style-name="P4"/>
      <text:p text:style-name="P4"><text:s text:c="4"/>aux=cadena.split()<text:span text:style-name="T4"/></text:p>
      <text:p text:style-name="P4"><text:s text:c="4"/>f1=aux[0].split("-")<text:span text:style-name="T4"/></text:p>
      <text:p text:style-name="P4"><text:s text:c="4"/>f2=aux[1].split("-")<text:span text:style-name="T4"/></text:p>
      <text:p text:style-name="P4"/>
      <text:p text:style-name="P4"><text:s text:c="4"/>return encajanFichas(f1,f2)<text:span text:style-name="T4"/></text:p>
      <text:p text:style-name="P4"/>
      <text:p text:style-name="P4">print(encajanFichas2("3-2 2-5"))<text:span text:style-name="T4"/></text:p>
      <text:p text:style-name="P4"/>
      <text:p text:style-name="P4"/>
      <text:p text:style-name="P4">#Hacer del 7.5 al 7.8 !!!!!<text:span text:style-name="T4"/></text:p>
      <text:p text:style-name="P4"/>
      <text:p text:style-name="P4"/>
      <text:p text:style-name="P4">#ORIENTACION A OBJETOS<text:span text:style-name="T4"/></text:p>
      <text:p text:style-name="P4"/>
      <text:p text:style-name="P4"/>
      <text:p text:style-name="P4">class Punto:<text:span text:style-name="T4"/></text:p>
      <text:p text:style-name="P4"><text:s text:c="4"/>'''<text:span text:style-name="T4"/></text:p>
      <text:p text:style-name="P4"><text:s text:c="4"/>Clase que define a un punto en un plano bidimensional<text:span text:style-name="T4"/></text:p>
      <text:p text:style-name="P4"><text:s text:c="4"/>'''<text:span text:style-name="T4"/></text:p>
      <text:p text:style-name="P4"/>
      <text:p text:style-name="P4"><text:s text:c="4"/>def __init__(self,x,y):<text:span text:style-name="T4"/></text:p>
      <text:p text:style-name="P4"><text:s text:c="8"/>self.x=x<text:span text:style-name="T4"/></text:p>
      <text:p text:style-name="P4"><text:s text:c="8"/>self.y=y<text:span text:style-name="T4"/></text:p>
      <text:p text:style-name="P4"/>
      <text:p text:style-name="P4">p1=Punto(1.0,2.3)<text:span text:style-name="T4"/></text:p>
      <text:p text:style-name="P4"><text:soft-page-break/></text:p>
      <text:p text:style-name="P4">p1.x=15.66<text:span text:style-name="T4"/></text:p>
      <text:p text:style-name="P4"/>
      <text:p text:style-name="P4">print("Coordenadas del punto:",p1.x,",",p1.y)<text:span text:style-name="T4"/></text:p>
      <text:p text:style-name="P4"/>
      <text:p text:style-name="P4"/>
      <text:p text:style-name="P4"/>
      <text:p text:style-name="P4">import math<text:span text:style-name="T4"/></text:p>
      <text:p text:style-name="P4">class Punto:<text:span text:style-name="T4"/></text:p>
      <text:p text:style-name="P4"/>
      <text:p text:style-name="P4"><text:s text:c="4"/>def __init__(self,x=0,y=0): #con el __ vuelves privada la variable<text:span text:style-name="T4"/></text:p>
      <text:p text:style-name="P4"><text:s text:c="8"/>self.__x=x<text:span text:style-name="T4"/></text:p>
      <text:p text:style-name="P4"><text:s text:c="8"/>self.__y=y<text:span text:style-name="T4"/></text:p>
      <text:p text:style-name="P4"/>
      <text:p text:style-name="P4"><text:s text:c="4"/>def getY(self):<text:span text:style-name="T4"/></text:p>
      <text:p text:style-name="P4"><text:s text:c="8"/>return str(self.__y)<text:span text:style-name="T4"/></text:p>
      <text:p text:style-name="P4"/>
      <text:p text:style-name="P4"><text:s text:c="4"/>def getX(self):<text:span text:style-name="T4"/></text:p>
      <text:p text:style-name="P4"><text:s text:c="8"/>return str(self.__x)<text:span text:style-name="T4"/></text:p>
      <text:p text:style-name="P4"/>
      <text:p text:style-name="P4"><text:s text:c="4"/>def setX(self,x):<text:span text:style-name="T4"/></text:p>
      <text:p text:style-name="P4"><text:s text:c="8"/>self.__x=x<text:span text:style-name="T4"/></text:p>
      <text:p text:style-name="P4"/>
      <text:p text:style-name="P4"><text:s text:c="4"/>def setY(self,y):<text:span text:style-name="T4"/></text:p>
      <text:p text:style-name="P4"><text:s text:c="8"/>self.__y=y<text:span text:style-name="T4"/></text:p>
      <text:p text:style-name="P4"/>
      <text:p text:style-name="P4"><text:s text:c="4"/>x=property(getX,setX)<text:span text:style-name="T4"/></text:p>
      <text:p text:style-name="P4"><text:s text:c="4"/>y=property(getY,setY)<text:span text:style-name="T4"/></text:p>
      <text:p text:style-name="P4"/>
      <text:p text:style-name="P4"/>
      <text:p text:style-name="P4"><text:s text:c="4"/>def __aCadea(self):<text:span text:style-name="T4"/></text:p>
      <text:p text:style-name="P4"><text:s text:c="8"/>return "(x,y)= "+str(self.__x)+", "+str(self.__y)<text:span text:style-name="T4"/></text:p>
      <text:p text:style-name="P4"/>
      <text:p text:style-name="P4"><text:s text:c="4"/>def aCadea2(self):<text:span text:style-name="T4"/></text:p>
      <text:p text:style-name="P4"><text:s text:c="8"/>return self.__aCadea()<text:span text:style-name="T4"/></text:p>
      <text:p text:style-name="P4"/>
      <text:p text:style-name="P4">class Circulo(Punto):<text:span text:style-name="T4"/></text:p>
      <text:p text:style-name="P4"><text:s text:c="4"/>'''<text:span text:style-name="T4"/></text:p>
      <text:p text:style-name="P4"><text:s text:c="4"/>Clase que representa un circulo centrado en un punto<text:span text:style-name="T4"/></text:p>
      <text:p text:style-name="P4"><text:s text:c="4"/>'''<text:span text:style-name="T4"/></text:p>
      <text:p text:style-name="P4"><text:s text:c="4"/>def __init__(self,x=0,y=0,r=1):<text:span text:style-name="T4"/></text:p>
      <text:p text:style-name="P4"><text:s text:c="8"/>Punto.__init__(self,x,y)<text:span text:style-name="T4"/></text:p>
      <text:p text:style-name="P4"><text:s text:c="8"/>self.r=r<text:span text:style-name="T4"/></text:p>
      <text:p text:style-name="P4"/>
      <text:p text:style-name="P4"><text:s text:c="4"/>def superficie(self):<text:span text:style-name="T4"/></text:p>
      <text:p text:style-name="P4"><text:s text:c="8"/>return math.pi*self.r**2<text:span text:style-name="T4"/></text:p>
      <text:p text:style-name="P4"/>
      <text:p text:style-name="P4"><text:s text:c="4"/>def perimetro(self):<text:span text:style-name="T4"/></text:p>
      <text:p text:style-name="P4"><text:s text:c="8"/>return 2*math.pi*self.r<text:span text:style-name="T4"/></text:p>
      <text:p text:style-name="P4"/>
      <text:p text:style-name="P4">p1=Punto(1,3)<text:span text:style-name="T4"/></text:p>
      <text:p text:style-name="P4">#print((p1.x,p1.y))<text:span text:style-name="T4"/></text:p>
      <text:p text:style-name="P4"><text:soft-page-break/>p1.x=6<text:span text:style-name="T4"/></text:p>
      <text:p text:style-name="P4">#print(p1.x,p1.y)<text:span text:style-name="T4"/></text:p>
      <text:p text:style-name="P4">print(p1.aCadea2())<text:span text:style-name="T4"/></text:p>
      <text:p text:style-name="P4">print(p1.getY())<text:span text:style-name="T4"/></text:p>
      <text:p text:style-name="P4">print(p1._Punto__x)<text:span text:style-name="T4"/></text:p>
      <text:p text:style-name="P4"/>
      <text:p text:style-name="P4"/>
      <text:p text:style-name="P4">c1=Circulo(p1.x,p1.y,3)<text:span text:style-name="T4"/></text:p>
      <text:p text:style-name="P4"/>
      <text:p text:style-name="P4">print("La superficie es:",c1.superficie())<text:span text:style-name="T4"/></text:p>
      <text:p text:style-name="P4">c1.r=1<text:span text:style-name="T4"/></text:p>
      <text:p text:style-name="P4">print("El perimetro es:",c1.perimetro() )<text:span text:style-name="T4"/></text:p>
      <text:p text:style-name="P4"/>
      <text:p text:style-name="P4"/>
      <text:p text:style-name="P4"/>
      <text:p text:style-name="P4">################################################################################<text:span text:style-name="T4"/></text:p>
      <text:p text:style-name="P4"/>
      <text:p text:style-name="P4"># EJERCICIO 6.1<text:span text:style-name="T4"/></text:p>
      <text:p text:style-name="P4"/>
      <text:p text:style-name="P4">cadena= "recta"<text:span text:style-name="T4"/></text:p>
      <text:p text:style-name="P4"/>
      <text:p text:style-name="P4">print(cadena[0:2]) #primeros dos caracteres<text:span text:style-name="T4"/></text:p>
      <text:p text:style-name="P4"/>
      <text:p text:style-name="P4">aux=len(cadena)<text:span text:style-name="T4"/></text:p>
      <text:p text:style-name="P4">print(cadena[(aux-2):aux]) #los ultimos tres caracteres<text:span text:style-name="T4"/></text:p>
      <text:p text:style-name="P4"/>
      <text:p text:style-name="P4">print(cadena[0:aux:2]) #imprimir cada dos caracteres de cadena<text:span text:style-name="T4"/></text:p>
      <text:p text:style-name="P4"/>
      <text:p text:style-name="P4">cadena2="Hola mundo!"<text:span text:style-name="T4"/></text:p>
      <text:p text:style-name="P4">print(cadena2[::-1])<text:span text:style-name="T4"/></text:p>
      <text:p text:style-name="P4"/>
      <text:p text:style-name="P4">cadena3="reflejo"<text:span text:style-name="T4"/></text:p>
      <text:p text:style-name="P4">print(cadena3+cadena3[::-1])<text:span text:style-name="T4"/></text:p>
      <text:p text:style-name="P4"/>
      <text:p text:style-name="P4"># EJERICICIO 6.2<text:span text:style-name="T4"/></text:p>
      <text:p text:style-name="P4"/>
      <text:p text:style-name="P4">def insertarCaracter(cadena,caracter):<text:span text:style-name="T4"/></text:p>
      <text:p text:style-name="P4"><text:s text:c="4"/>nC=""<text:span text:style-name="T4"/></text:p>
      <text:p text:style-name="P4"><text:s text:c="4"/>longitud=len(cadena)<text:span text:style-name="T4"/></text:p>
      <text:p text:style-name="P4"><text:s text:c="4"/>for c in range(longitud):<text:span text:style-name="T4"/></text:p>
      <text:p text:style-name="P4"><text:s text:c="8"/>if (c+1)&lt;longitud:<text:span text:style-name="T4"/></text:p>
      <text:p text:style-name="P4"><text:s text:c="12"/>nC +=cadena[c]+caracter<text:span text:style-name="T4"/></text:p>
      <text:p text:style-name="P4"><text:s text:c="8"/>else:<text:span text:style-name="T4"/></text:p>
      <text:p text:style-name="P4"><text:s text:c="12"/>nC+=cadena[c]<text:span text:style-name="T4"/></text:p>
      <text:p text:style-name="P4"><text:s text:c="4"/>print(nC)<text:span text:style-name="T4"/></text:p>
      <text:p text:style-name="P4"/>
      <text:p text:style-name="P4">insertarCaracter("separar",",")<text:span text:style-name="T4"/></text:p>
      <text:p text:style-name="P4"/>
      <text:p text:style-name="P4">def reemplazarEspacios(cadena,caracter):<text:span text:style-name="T4"/></text:p>
      <text:p text:style-name="P4"><text:s text:c="4"/>nC = ""<text:span text:style-name="T4"/></text:p>
      <text:p text:style-name="P4"><text:s text:c="4"/>for c in cadena:<text:span text:style-name="T4"/></text:p>
      <text:p text:style-name="P4"><text:s text:c="8"/>if c==" ":<text:span text:style-name="T4"/></text:p>
      <text:p text:style-name="P4"><text:soft-page-break/><text:s text:c="12"/>nC += caracter<text:span text:style-name="T4"/></text:p>
      <text:p text:style-name="P4"><text:s text:c="8"/>else:<text:span text:style-name="T4"/></text:p>
      <text:p text:style-name="P4"><text:s text:c="12"/>nC+=c<text:span text:style-name="T4"/></text:p>
      <text:p text:style-name="P4"><text:s text:c="4"/>print(nC)<text:span text:style-name="T4"/></text:p>
      <text:p text:style-name="P4"/>
      <text:p text:style-name="P4">reemplazarEspacios("meu arquivo de texto.txt","\_")<text:span text:style-name="T4"/></text:p>
      <text:p text:style-name="P4"/>
      <text:p text:style-name="P4">def reemplazarDigitos(cadena,caracter):<text:span text:style-name="T4"/></text:p>
      <text:p text:style-name="P4"><text:s text:c="4"/>nC = ""<text:span text:style-name="T4"/></text:p>
      <text:p text:style-name="P4"><text:s text:c="4"/>for c in cadena:<text:span text:style-name="T4"/></text:p>
      <text:p text:style-name="P4"><text:s text:c="8"/>if c.isdigit():<text:span text:style-name="T4"/></text:p>
      <text:p text:style-name="P4"><text:s text:c="12"/>nC += caracter<text:span text:style-name="T4"/></text:p>
      <text:p text:style-name="P4"><text:s text:c="8"/>else:<text:span text:style-name="T4"/></text:p>
      <text:p text:style-name="P4"><text:s text:c="12"/>nC+=c<text:span text:style-name="T4"/></text:p>
      <text:p text:style-name="P4"><text:s text:c="4"/>print(nC)<text:span text:style-name="T4"/></text:p>
      <text:p text:style-name="P4"/>
      <text:p text:style-name="P4">reemplazarDigitos("Sua clave e: 1540","X")<text:span text:style-name="T4"/></text:p>
      <text:p text:style-name="P4"/>
      <text:p text:style-name="P4">def insertarCaracter_3(cadena,caracter):<text:span text:style-name="T4"/></text:p>
      <text:p text:style-name="P4"><text:s text:c="4"/>nC = ""<text:span text:style-name="T4"/></text:p>
      <text:p text:style-name="P4"><text:s text:c="4"/>for c in range(len(cadena)):<text:span text:style-name="T4"/></text:p>
      <text:p text:style-name="P4"><text:s text:c="8"/>if (c+1)%3==0:<text:span text:style-name="T4"/></text:p>
      <text:p text:style-name="P4"><text:s text:c="12"/>nC +=cadena[c]+caracter<text:span text:style-name="T4"/></text:p>
      <text:p text:style-name="P4"><text:s text:c="8"/>else:<text:span text:style-name="T4"/></text:p>
      <text:p text:style-name="P4"><text:s text:c="12"/>nC += cadena[c]<text:span text:style-name="T4"/></text:p>
      <text:p text:style-name="P4"><text:s text:c="4"/>print(nC)<text:span text:style-name="T4"/></text:p>
      <text:p text:style-name="P4"/>
      <text:p text:style-name="P4">insertarCaracter_3("2552552550",".")<text:span text:style-name="T4"/></text:p>
      <text:p text:style-name="P4"/>
      <text:p text:style-name="P4">#########################################################################################################<text:span text:style-name="T4"/></text:p>
      <text:p text:style-name="P4"/>
      <text:p text:style-name="P4">def saludar(lengua):<text:span text:style-name="T4"/></text:p>
      <text:p text:style-name="P4"><text:s text:c="4"/>def saludar_es():<text:span text:style-name="T4"/></text:p>
      <text:p text:style-name="P4"><text:s text:c="8"/>print("Hola")<text:span text:style-name="T4"/></text:p>
      <text:p text:style-name="P4"/>
      <text:p text:style-name="P4"><text:s text:c="4"/>def saludar_gl():<text:span text:style-name="T4"/></text:p>
      <text:p text:style-name="P4"><text:s text:c="8"/>print("Ola")<text:span text:style-name="T4"/></text:p>
      <text:p text:style-name="P4"/>
      <text:p text:style-name="P4"><text:s text:c="4"/>def saludar_it():<text:span text:style-name="T4"/></text:p>
      <text:p text:style-name="P4"><text:s text:c="8"/>print("Ciao")<text:span text:style-name="T4"/></text:p>
      <text:p text:style-name="P4"/>
      <text:p text:style-name="P4"><text:s text:c="4"/>def saludar_en():<text:span text:style-name="T4"/></text:p>
      <text:p text:style-name="P4"><text:s text:c="8"/>print("Hello")<text:span text:style-name="T4"/></text:p>
      <text:p text:style-name="P4"/>
      <text:p text:style-name="P4"><text:s text:c="4"/>saludo_idiomas={<text:span text:style-name="T4"/></text:p>
      <text:p text:style-name="P4"><text:s text:c="8"/>"es":saludar_es,<text:span text:style-name="T4"/></text:p>
      <text:p text:style-name="P4"><text:s text:c="8"/>"gl":saludar_gl,<text:span text:style-name="T4"/></text:p>
      <text:p text:style-name="P4"><text:s text:c="8"/>"it":saludar_it,<text:span text:style-name="T4"/></text:p>
      <text:p text:style-name="P4"><text:s text:c="8"/>"en":saludar_en<text:span text:style-name="T4"/></text:p>
      <text:p text:style-name="P4"><text:s text:c="4"/>}<text:span text:style-name="T4"/></text:p>
      <text:p text:style-name="P4"><text:s text:c="4"/>return saludo_idiomas[lengua]<text:span text:style-name="T4"/></text:p>
      <text:p text:style-name="P4"><text:soft-page-break/></text:p>
      <text:p text:style-name="P4">f=saludar("es")<text:span text:style-name="T4"/></text:p>
      <text:p text:style-name="P4">f() <text:s/>#la variable se empieza a comportar como una funcion<text:span text:style-name="T4"/></text:p>
      <text:p text:style-name="P4"/>
      <text:p text:style-name="P4"># FUNCIONES LAMBDA<text:span text:style-name="T4"/></text:p>
      <text:p text:style-name="P4"/>
      <text:p text:style-name="P4">#Una posibilidad distinta a las lambda<text:span text:style-name="T4"/></text:p>
      <text:p text:style-name="P4">def es_par(n):<text:span text:style-name="T4"/></text:p>
      <text:p text:style-name="P4"><text:s text:c="4"/>return (n%2==0)<text:span text:style-name="T4"/></text:p>
      <text:p text:style-name="P4"/>
      <text:p text:style-name="P4">l=[1,2,3,4]<text:span text:style-name="T4"/></text:p>
      <text:p text:style-name="P4">l2=filter(es_par,l)<text:span text:style-name="T4"/></text:p>
      <text:p text:style-name="P4">for n in l2:<text:span text:style-name="T4"/></text:p>
      <text:p text:style-name="P4"><text:s text:c="4"/>print(n)<text:span text:style-name="T4"/></text:p>
      <text:p text:style-name="P4"/>
      <text:p text:style-name="P4">print("------------")<text:span text:style-name="T4"/></text:p>
      <text:p text:style-name="P4">#La opcion de lambda<text:span text:style-name="T4"/></text:p>
      <text:p text:style-name="P4"/>
      <text:p text:style-name="P4">l3=filter(lambda n:n%2==0,l)<text:span text:style-name="T4"/></text:p>
      <text:p text:style-name="P4">for n in l3:<text:span text:style-name="T4"/></text:p>
      <text:p text:style-name="P4"><text:s text:c="4"/>print(n)<text:span text:style-name="T4"/></text:p>
      <text:p text:style-name="P4"/>
      <text:p text:style-name="P4">#List comprehensions<text:span text:style-name="T4"/></text:p>
      <text:p text:style-name="P4">l5=[n**2 for n in l] #eleva a 2 los numeros de la lista<text:span text:style-name="T4"/></text:p>
      <text:p text:style-name="P4"/>
      <text:p text:style-name="P4">'''<text:span text:style-name="T4"/></text:p>
      <text:p text:style-name="P4">El equivalente:<text:span text:style-name="T4"/></text:p>
      <text:p text:style-name="P4"/>
      <text:p text:style-name="P4"><text:s text:c="4"/>for n in l:<text:span text:style-name="T4"/></text:p>
      <text:p text:style-name="P4"><text:s text:c="8"/>l5.append(n**2)<text:span text:style-name="T4"/></text:p>
      <text:p text:style-name="P4">'''<text:span text:style-name="T4"/></text:p>
      <text:p text:style-name="P4"/>
      <text:p text:style-name="P4">l4=[n for n in l if n%2==0] #todos los valores de la lista se guardan si cumplen la condicion<text:span text:style-name="T4"/></text:p>
      <text:p text:style-name="P4"/>
      <text:p text:style-name="P4">print(l4)<text:span text:style-name="T4"/></text:p>
      <text:p text:style-name="P4">print(l5)<text:span text:style-name="T4"/></text:p>
      <text:p text:style-name="P4"/>
      <text:p text:style-name="P4">m=['a','b']<text:span text:style-name="T4"/></text:p>
      <text:p text:style-name="P4">n=[s*n <text:s/>for s in m<text:span text:style-name="T4"/></text:p>
      <text:p text:style-name="P4"><text:s text:c="8"/>for n in l<text:span text:style-name="T4"/></text:p>
      <text:p text:style-name="P4"><text:s text:c="8"/>if n&gt;0]<text:span text:style-name="T4"/></text:p>
      <text:p text:style-name="P4">print(n)<text:span text:style-name="T4"/></text:p>
      <text:p text:style-name="P4"/>
      <text:p text:style-name="P4">print("--------")<text:span text:style-name="T4"/></text:p>
      <text:p text:style-name="P4"/>
      <text:p text:style-name="P4">#Generadores<text:span text:style-name="T4"/></text:p>
      <text:p text:style-name="P4"/>
      <text:p text:style-name="P4">x=(n**2 for n in l)<text:span text:style-name="T4"/></text:p>
      <text:p text:style-name="P4"/>
      <text:p text:style-name="P4">for r in x:<text:span text:style-name="T4"/></text:p>
      <text:p text:style-name="P4"><text:s text:c="4"/>print(r)<text:span text:style-name="T4"/></text:p>
      <text:p text:style-name="P4">print("----------")<text:span text:style-name="T4"/></text:p>
      <text:p text:style-name="P4"><text:soft-page-break/></text:p>
      <text:p text:style-name="P4">#deconstruir el For de Java practicamente<text:span text:style-name="T4"/></text:p>
      <text:p text:style-name="P4">def mi_range(n=0,m=0,i=1):<text:span text:style-name="T4"/></text:p>
      <text:p text:style-name="P4"><text:s text:c="4"/>while (n&lt;m):<text:span text:style-name="T4"/></text:p>
      <text:p text:style-name="P4"><text:s text:c="8"/>yield n #produce valores<text:span text:style-name="T4"/></text:p>
      <text:p text:style-name="P4"><text:s text:c="8"/>n+=i<text:span text:style-name="T4"/></text:p>
      <text:p text:style-name="P4"/>
      <text:p text:style-name="P4">for n in mi_range(m=5):<text:span text:style-name="T4"/></text:p>
      <text:p text:style-name="P4"><text:s text:c="4"/>print(n)<text:span text:style-name="T4"/></text:p>
      <text:p text:style-name="P4"/>
      <text:p text:style-name="P4">#Decoradores<text:span text:style-name="T4"/></text:p>
      <text:p text:style-name="P4"/>
      <text:p text:style-name="P4">def mi_decorador(funcion):<text:span text:style-name="T4"/></text:p>
      <text:p text:style-name="P4"><text:s text:c="4"/>def nuevaFuncion(*args):<text:span text:style-name="T4"/></text:p>
      <text:p text:style-name="P4"><text:s text:c="8"/>print("llamada a función: ",funcion.__name__)<text:span text:style-name="T4"/></text:p>
      <text:p text:style-name="P4"><text:s text:c="8"/>retorno=funcion(*args)<text:span text:style-name="T4"/></text:p>
      <text:p text:style-name="P4"><text:s text:c="8"/>return retorno<text:span text:style-name="T4"/></text:p>
      <text:p text:style-name="P4"><text:s text:c="4"/>return nuevaFuncion()<text:span text:style-name="T4"/></text:p>
      <text:p text:style-name="P4"/>
      <text:p text:style-name="P4">mi_decorador(saludar("gl"))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37:37.246218690</meta:creation-date>
    <dc:date>2023-10-05T13:56:22.838004501</dc:date>
    <meta:editing-duration>PT2H57M7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11" meta:paragraph-count="370" meta:word-count="1109" meta:character-count="10032" meta:non-whitespace-character-count="8344"/>
  </office:meta>
</office:document-meta>
</file>